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"/>
  <manifest:file-entry manifest:media-type="" manifest:full-path="Configurations2/popupmenu/"/>
  <manifest:file-entry manifest:media-type="" manifest:full-path="Configurations2/statusbar/"/>
  <manifest:file-entry manifest:media-type="" manifest:full-path="Configurations2/progressbar/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124.35mm"/>
    </style:style>
    <style:style style:name="co5" style:family="table-column">
      <style:table-column-properties fo:break-before="auto" style:column-width="34.4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1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7" style:family="table-cell" style:parent-style-name="Default" style:data-style-name="N0"/>
    <style:style style:name="ce8" style:family="table-cell" style:parent-style-name="Default" style:data-style-name="N3"/>
    <style:style style:name="ce9" style:family="table-cell" style:parent-style-name="Default" style:data-style-name="N3"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0"/>
    <style:style style:name="ce12" style:family="table-cell" style:parent-style-name="Default" style:data-style-name="N3"/>
    <style:style style:name="ce13" style:family="table-cell" style:parent-style-name="Default" style:data-style-name="N3"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Alessandro&quot;;&quot;Andre&quot;;&quot;Athila&quot;;&quot;Carol&quot;;&quot;Cinthya&quot;;&quot;Claudia&quot;;&quot;Eduardo&quot;;&quot;Erinaldo&quot;;&quot;Geruza&quot;;&quot;Leonardo&quot;;&quot;Luciana&quot;;&quot;Marcelo&quot;;&quot;Marcus&quot;;&quot;Maria Lucia&quot;;&quot;Rafael&quot;;&quot;Rick&quot;;&quot;Matemática&quot;;&quot;Inglês&quot;)" table:allow-empty-cell="true" table:display-list="unsorted" table:base-cell-address="Disponibilidade.A1">
          <table:error-message table:message-type="stop" table:display="true"/>
        </table:content-validation>
      </table:content-validations>
      <table:table table:name="Disponibilidade" table:style-name="ta1">
        <table:table-column table:style-name="co1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row table:style-name="ro1">
          <table:table-cell office:value-type="string" calcext:value-type="string">
            <text:p>Professor</text:p>
          </table:table-cell>
          <table:table-cell office:value-type="string" calcext:value-type="string">
            <text:p>Segunda18</text:p>
          </table:table-cell>
          <table:table-cell office:value-type="string" calcext:value-type="string">
            <text:p>Segunda19</text:p>
          </table:table-cell>
          <table:table-cell office:value-type="string" calcext:value-type="string">
            <text:p>Segunda20</text:p>
          </table:table-cell>
          <table:table-cell office:value-type="string" calcext:value-type="string">
            <text:p>Segunda21</text:p>
          </table:table-cell>
          <table:table-cell office:value-type="string" calcext:value-type="string">
            <text:p>Segunda22</text:p>
          </table:table-cell>
          <table:table-cell office:value-type="string" calcext:value-type="string">
            <text:p>Terça18</text:p>
          </table:table-cell>
          <table:table-cell office:value-type="string" calcext:value-type="string">
            <text:p>Terça19</text:p>
          </table:table-cell>
          <table:table-cell office:value-type="string" calcext:value-type="string">
            <text:p>Terça20</text:p>
          </table:table-cell>
          <table:table-cell office:value-type="string" calcext:value-type="string">
            <text:p>Terça21</text:p>
          </table:table-cell>
          <table:table-cell office:value-type="string" calcext:value-type="string">
            <text:p>Terça22</text:p>
          </table:table-cell>
          <table:table-cell office:value-type="string" calcext:value-type="string">
            <text:p>Quarta18</text:p>
          </table:table-cell>
          <table:table-cell office:value-type="string" calcext:value-type="string">
            <text:p>Quarta19</text:p>
          </table:table-cell>
          <table:table-cell office:value-type="string" calcext:value-type="string">
            <text:p>Quarta20</text:p>
          </table:table-cell>
          <table:table-cell office:value-type="string" calcext:value-type="string">
            <text:p>Quarta21</text:p>
          </table:table-cell>
          <table:table-cell office:value-type="string" calcext:value-type="string">
            <text:p>Quarta22</text:p>
          </table:table-cell>
          <table:table-cell office:value-type="string" calcext:value-type="string">
            <text:p>Quinta18</text:p>
          </table:table-cell>
          <table:table-cell office:value-type="string" calcext:value-type="string">
            <text:p>Quinta19</text:p>
          </table:table-cell>
          <table:table-cell office:value-type="string" calcext:value-type="string">
            <text:p>Quinta20</text:p>
          </table:table-cell>
          <table:table-cell office:value-type="string" calcext:value-type="string">
            <text:p>Quinta21</text:p>
          </table:table-cell>
          <table:table-cell office:value-type="string" calcext:value-type="string">
            <text:p>Quinta22</text:p>
          </table:table-cell>
          <table:table-cell office:value-type="string" calcext:value-type="string">
            <text:p>Sexta18</text:p>
          </table:table-cell>
          <table:table-cell office:value-type="string" calcext:value-type="string">
            <text:p>Sexta19</text:p>
          </table:table-cell>
          <table:table-cell office:value-type="string" calcext:value-type="string">
            <text:p>Sexta20</text:p>
          </table:table-cell>
          <table:table-cell office:value-type="string" calcext:value-type="string">
            <text:p>Sexta21</text:p>
          </table:table-cell>
          <table:table-cell office:value-type="string" calcext:value-type="string">
            <text:p>Sexta22</text:p>
          </table:table-cell>
          <table:table-cell office:value-type="string" calcext:value-type="string">
            <text:p>Sábado8</text:p>
          </table:table-cell>
          <table:table-cell office:value-type="string" calcext:value-type="string">
            <text:p>Sábado9</text:p>
          </table:table-cell>
          <table:table-cell office:value-type="string" calcext:value-type="string">
            <text:p>Sábado10</text:p>
          </table:table-cell>
          <table:table-cell office:value-type="string" calcext:value-type="string">
            <text:p>Sábado11</text:p>
          </table:table-cell>
          <table:table-cell office:value-type="string" calcext:value-type="string">
            <text:p>Sábado1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temátic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number-columns-repeated="992"/>
        </table:table-row>
        <table:table-row table:style-name="ro1">
          <table:table-cell office:value-type="string" calcext:value-type="string">
            <text:p>Andr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thil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ro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inthy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laudi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duardo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rinaldo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eruz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onardo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ucian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rcelo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arcu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aria Luci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afae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ick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lessandro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Inglê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/>
          <table:table-cell table:number-columns-repeated="4"/>
          <table:table-cell table:style-name="ce14"/>
          <table:table-cell table:number-columns-repeated="1018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iplinas" table:style-name="ta2">
        <table:table-column table:style-name="co4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5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column table:style-name="co3" table:default-cell-style-name="ce10"/>
        <table:table-row table:style-name="ro1">
          <table:table-cell table:style-name="ce5" office:value-type="string" calcext:value-type="string">
            <text:p>Nome da Matéria</text:p>
          </table:table-cell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eríodo</text:p>
          </table:table-cell>
          <table:table-cell table:style-name="ce5" office:value-type="string" calcext:value-type="string">
            <text:p>Créditos</text:p>
          </table:table-cell>
          <table:table-cell table:style-name="ce5" office:value-type="string" calcext:value-type="string">
            <text:p>Professor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undamentos de Matemática</text:p>
          </table:table-cell>
          <table:table-cell office:value-type="string" calcext:value-type="string">
            <text:p>MAT0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temátic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undamentos de Sistemas de Informação</text:p>
          </table:table-cell>
          <table:table-cell office:value-type="string" calcext:value-type="string">
            <text:p>COM0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Claudi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Inglês Instrumental</text:p>
          </table:table-cell>
          <table:table-cell office:value-type="string" calcext:value-type="string">
            <text:p>COM04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glê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Introdução à Lógica Computacional</text:p>
          </table:table-cell>
          <table:table-cell office:value-type="string" calcext:value-type="string">
            <text:p>MAT00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temátic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Leitura e Produção de Textos</text:p>
          </table:table-cell>
          <table:table-cell office:value-type="string" calcext:value-type="string">
            <text:p>COM05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Andr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lgoritmos e Estrutura de Dados I</text:p>
          </table:table-cell>
          <table:table-cell office:value-type="string" calcext:value-type="string">
            <text:p>COM00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Leonard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álculo Diferencial e Integral I</text:p>
          </table:table-cell>
          <table:table-cell office:value-type="string" calcext:value-type="string">
            <text:p>MAT00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temática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6" office:value-type="string" calcext:value-type="string">
            <text:p>Matemática Discreta</text:p>
          </table:table-cell>
          <table:table-cell office:value-type="string" calcext:value-type="string">
            <text:p>MAT00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temátic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Metodologia do Trabalho e da Pesquisa Científica e Tecnológica</text:p>
          </table:table-cell>
          <table:table-cell office:value-type="string" calcext:value-type="string">
            <text:p>COM0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Andr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istemas de Computação</text:p>
          </table:table-cell>
          <table:table-cell office:value-type="string" calcext:value-type="string">
            <text:p>COM00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Rafael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Teoria Geral dos Sistemas</text:p>
          </table:table-cell>
          <table:table-cell office:value-type="string" calcext:value-type="string">
            <text:p>COM00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Claudi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dministração I</text:p>
          </table:table-cell>
          <table:table-cell office:value-type="string" calcext:value-type="string">
            <text:p>COM00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Geruz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lgoritmos e Estrutura de Dados II</text:p>
          </table:table-cell>
          <table:table-cell office:value-type="string" calcext:value-type="string">
            <text:p>COM00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rcelo</text:p>
          </table:table-cell>
          <table:table-cell/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>
            <text:p>Fundamentos de Economia</text:p>
          </table:table-cell>
          <table:table-cell office:value-type="string" calcext:value-type="string">
            <text:p>COM00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Cinthy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eometria Analítica e Álgebra Linear</text:p>
          </table:table-cell>
          <table:table-cell office:value-type="string" calcext:value-type="string">
            <text:p>MAT0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temátic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Organização e Arquitetura de Computadores</text:p>
          </table:table-cell>
          <table:table-cell office:value-type="string" calcext:value-type="string">
            <text:p>COM00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Rafael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Teoria da Computação</text:p>
          </table:table-cell>
          <table:table-cell office:value-type="string" calcext:value-type="string">
            <text:p>COM00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Leonard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dministração II</text:p>
          </table:table-cell>
          <table:table-cell office:value-type="string" calcext:value-type="string">
            <text:p>COM0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Geruz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lgoritmos e Estrutura de Dados III</text:p>
          </table:table-cell>
          <table:table-cell office:value-type="string" calcext:value-type="string">
            <text:p>COM00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rcel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ireito e Legislação em Informática</text:p>
          </table:table-cell>
          <table:table-cell office:value-type="string" calcext:value-type="string">
            <text:p>COM0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Erinald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statística</text:p>
          </table:table-cell>
          <table:table-cell office:value-type="string" calcext:value-type="string">
            <text:p>MAT0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temátic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undamentos de Contabilidade</text:p>
          </table:table-cell>
          <table:table-cell office:value-type="string" calcext:value-type="string">
            <text:p>COM0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Erinald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istemas Operacionais</text:p>
          </table:table-cell>
          <table:table-cell office:value-type="string" calcext:value-type="string">
            <text:p>COM0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Rick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anco de Dados I</text:p>
          </table:table-cell>
          <table:table-cell office:value-type="string" calcext:value-type="string">
            <text:p>COM0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Athila</text:p>
          </table:table-cell>
          <table:table-cell/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>
            <text:p>Gestão de Sistemas de Informação</text:p>
          </table:table-cell>
          <table:table-cell office:value-type="string" calcext:value-type="string">
            <text:p>COM01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Rick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Linguagens de Programação</text:p>
          </table:table-cell>
          <table:table-cell office:value-type="string" calcext:value-type="string">
            <text:p>COM0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rcu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esquisa Operacional</text:p>
          </table:table-cell>
          <table:table-cell office:value-type="string" calcext:value-type="string">
            <text:p>COM0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Lucian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rogramação Orientada a Objetos</text:p>
          </table:table-cell>
          <table:table-cell office:value-type="string" calcext:value-type="string">
            <text:p>COM0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Eduard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istemas de Apoio à Decisão</text:p>
          </table:table-cell>
          <table:table-cell office:value-type="string" calcext:value-type="string">
            <text:p>COM0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Rick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anco de Dados II</text:p>
          </table:table-cell>
          <table:table-cell office:value-type="string" calcext:value-type="string">
            <text:p>COM0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Athil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ngenharia de Software I</text:p>
          </table:table-cell>
          <table:table-cell office:value-type="string" calcext:value-type="string">
            <text:p>COM0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ria Luci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ngenharia WEB</text:p>
          </table:table-cell>
          <table:table-cell office:value-type="string" calcext:value-type="string">
            <text:p>COM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Marcu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Informática e Sociedade</text:p>
          </table:table-cell>
          <table:table-cell office:value-type="string" calcext:value-type="string">
            <text:p>COM02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Andr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Inteligência Artificial</text:p>
          </table:table-cell>
          <table:table-cell office:value-type="string" calcext:value-type="string">
            <text:p>COM0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Lucian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Redes de Computadores I</text:p>
          </table:table-cell>
          <table:table-cell office:value-type="string" calcext:value-type="string">
            <text:p>COM0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Rafael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omportamento Organizacional</text:p>
          </table:table-cell>
          <table:table-cell office:value-type="string" calcext:value-type="string">
            <text:p>COM03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Erinald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ngenharia de Software II</text:p>
          </table:table-cell>
          <table:table-cell office:value-type="string" calcext:value-type="string">
            <text:p>COM02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Carol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Interface Homem Máquina</text:p>
          </table:table-cell>
          <table:table-cell office:value-type="string" calcext:value-type="string">
            <text:p>COM02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Maria Luci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Optativa 1</text:p>
          </table:table-cell>
          <table:table-cell office:value-type="string" calcext:value-type="string">
            <text:p>COM04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Cinthy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Redes de Computadores II</text:p>
          </table:table-cell>
          <table:table-cell office:value-type="string" calcext:value-type="string">
            <text:p>COM02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Alessandr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Trabalho Cooperativo Apoiado por Computador</text:p>
          </table:table-cell>
          <table:table-cell office:value-type="string" calcext:value-type="string">
            <text:p>COM02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Claudi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mpreendedorismo</text:p>
          </table:table-cell>
          <table:table-cell office:value-type="string" calcext:value-type="string">
            <text:p>COM03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Cinthy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erência de Projetos de Software</text:p>
          </table:table-cell>
          <table:table-cell office:value-type="string" calcext:value-type="string">
            <text:p>COM03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Carol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Optativa 2</text:p>
          </table:table-cell>
          <table:table-cell office:value-type="string" calcext:value-type="string">
            <text:p>COM04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Rick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rojeto Orientado I (TCC)</text:p>
          </table:table-cell>
          <table:table-cell office:value-type="string" calcext:value-type="string">
            <text:p>COM03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Maria Luci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egurança e Auditoria de Sistemas de Informação</text:p>
          </table:table-cell>
          <table:table-cell office:value-type="string" calcext:value-type="string">
            <text:p>COM03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Eduard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istemas Distribuídos</text:p>
          </table:table-cell>
          <table:table-cell office:value-type="string" calcext:value-type="string">
            <text:p>COM0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Alessandr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stágio Curricular Supervisionado</text:p>
          </table:table-cell>
          <table:table-cell office:value-type="string" calcext:value-type="string">
            <text:p>COM03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Erinald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rojeto Orientado II (TCC)</text:p>
          </table:table-cell>
          <table:table-cell office:value-type="string" calcext:value-type="string">
            <text:p>COM03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Marcus</text:p>
          </table:table-cell>
          <table:table-cell table:number-columns-repeated="1019"/>
        </table:table-row>
        <table:table-row table:style-name="ro1">
          <table:table-cell/>
          <table:table-cell/>
          <table:table-cell/>
          <table:table-cell/>
          <table:table-cell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Professor" table:style-name="ta3"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row table:style-name="ro2">
          <table:table-cell office:value-type="string">
            <text:p>Matemática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1</text:p>
          </table:table-cell>
          <table:table-cell office:value-type="string">
            <text:p>MAT002</text:p>
          </table:table-cell>
          <table:table-cell office:value-type="string">
            <text:p>MAT002</text:p>
          </table:table-cell>
          <table:table-cell office:value-type="float" office:value="1.0">
            <text:p>1</text:p>
          </table:table-cell>
          <table:table-cell office:value-type="string">
            <text:p>MAT003</text:p>
          </table:table-cell>
          <table:table-cell office:value-type="string">
            <text:p>MAT007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3</text:p>
          </table:table-cell>
          <table:table-cell office:value-type="string">
            <text:p>MAT001</text:p>
          </table:table-cell>
          <table:table-cell office:value-type="float" office:value="1.0">
            <text:p>1</text:p>
          </table:table-cell>
          <table:table-cell office:value-type="string">
            <text:p>MAT003</text:p>
          </table:table-cell>
          <table:table-cell office:value-type="string">
            <text:p>MAT002</text:p>
          </table:table-cell>
          <table:table-cell office:value-type="string">
            <text:p>MAT00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MAT006</text:p>
          </table:table-cell>
          <table:table-cell office:value-type="string">
            <text:p>MAT00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7</text:p>
          </table:table-cell>
          <table:table-cell office:value-type="float" office:value="1.0">
            <text:p>1</text:p>
          </table:table-cell>
          <table:table-cell office:value-type="string">
            <text:p>MAT004</text:p>
          </table:table-cell>
          <table:table-cell office:value-type="string">
            <text:p>MAT006</text:p>
          </table:table-cell>
          <table:table-cell office:value-type="string">
            <text:p>MAT004</text:p>
          </table:table-cell>
          <table:table-cell office:value-type="string">
            <text:p>MAT003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6</text:p>
          </table:table-cell>
          <table:table-cell office:value-type="string">
            <text:p>MAT004</text:p>
          </table:table-cell>
          <table:table-cell office:value-type="string">
            <text:p>MAT002</text:p>
          </table:table-cell>
          <table:table-cell office:value-type="string">
            <text:p>MAT001</text:p>
          </table:table-cell>
          <table:table-cell office:value-type="string">
            <text:p>MAT006</text:p>
          </table:table-cell>
          <table:table-cell office:value-type="string">
            <text:p>MAT007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ndre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>
            <text:p>COM060</text:p>
          </table:table-cell>
          <table:table-cell office:value-type="string">
            <text:p>COM0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>
            <text:p>COM059</text:p>
          </table:table-cell>
          <table:table-cell office:value-type="string">
            <text:p>COM0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>
            <text:p>COM060</text:p>
          </table:table-cell>
          <table:table-cell office:value-type="string">
            <text:p>COM05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>
            <text:p>COM059</text:p>
          </table:table-cell>
          <table:table-cell office:value-type="string">
            <text:p>COM05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>
            <text:p>COM06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thila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2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15</text:p>
          </table:table-cell>
          <table:table-cell office:value-type="string">
            <text:p>COM01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2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5</text:p>
          </table:table-cell>
          <table:table-cell office:value-type="string">
            <text:p>COM015</text:p>
          </table:table-cell>
          <table:table-cell office:value-type="string">
            <text:p>COM02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2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arol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2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33</text:p>
          </table:table-cell>
          <table:table-cell office:value-type="float" office:value="1.0">
            <text:p>1</text:p>
          </table:table-cell>
          <table:table-cell office:value-type="string">
            <text:p>COM027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27</text:p>
          </table:table-cell>
          <table:table-cell office:value-type="string">
            <text:p>COM03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inthya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08</text:p>
          </table:table-cell>
          <table:table-cell office:value-type="string">
            <text:p>COM045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8</text:p>
          </table:table-cell>
          <table:table-cell office:value-type="string">
            <text:p>COM045</text:p>
          </table:table-cell>
          <table:table-cell office:value-type="float" office:value="1.0">
            <text:p>1</text:p>
          </table:table-cell>
          <table:table-cell office:value-type="string">
            <text:p>COM00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08</text:p>
          </table:table-cell>
          <table:table-cell office:value-type="string">
            <text:p>COM045</text:p>
          </table:table-cell>
          <table:table-cell office:value-type="string">
            <text:p>COM035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3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45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5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laudia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40</text:p>
          </table:table-cell>
          <table:table-cell office:value-type="string">
            <text:p>COM04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9</text:p>
          </table:table-cell>
          <table:table-cell office:value-type="string">
            <text:p>COM003</text:p>
          </table:table-cell>
          <table:table-cell office:value-type="string">
            <text:p>COM003</text:p>
          </table:table-cell>
          <table:table-cell office:value-type="float" office:value="1.0">
            <text:p>1</text:p>
          </table:table-cell>
          <table:table-cell office:value-type="string">
            <text:p>COM003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9</text:p>
          </table:table-cell>
          <table:table-cell office:value-type="float" office:value="1.0">
            <text:p>1</text:p>
          </table:table-cell>
          <table:table-cell office:value-type="string">
            <text:p>COM04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40</text:p>
          </table:table-cell>
          <table:table-cell office:value-type="string">
            <text:p>COM029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Eduardo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4</text:p>
          </table:table-cell>
          <table:table-cell office:value-type="string">
            <text:p>COM01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34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34</text:p>
          </table:table-cell>
          <table:table-cell office:value-type="float" office:value="1.0">
            <text:p>1</text:p>
          </table:table-cell>
          <table:table-cell office:value-type="string">
            <text:p>COM034</text:p>
          </table:table-cell>
          <table:table-cell office:value-type="string">
            <text:p>COM016</text:p>
          </table:table-cell>
          <table:table-cell office:value-type="string">
            <text:p>COM016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Erinaldo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2</text:p>
          </table:table-cell>
          <table:table-cell office:value-type="string">
            <text:p>COM01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3</text:p>
          </table:table-cell>
          <table:table-cell office:value-type="string">
            <text:p>COM013</text:p>
          </table:table-cell>
          <table:table-cell office:value-type="string">
            <text:p>COM03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3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2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Geruza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1</text:p>
          </table:table-cell>
          <table:table-cell office:value-type="float" office:value="1.0">
            <text:p>1</text:p>
          </table:table-cell>
          <table:table-cell office:value-type="string">
            <text:p>COM00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0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0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Leonardo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6</text:p>
          </table:table-cell>
          <table:table-cell office:value-type="string">
            <text:p>COM001</text:p>
          </table:table-cell>
          <table:table-cell office:value-type="float" office:value="1.0">
            <text:p>1</text:p>
          </table:table-cell>
          <table:table-cell office:value-type="string">
            <text:p>COM00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06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06</text:p>
          </table:table-cell>
          <table:table-cell office:value-type="string">
            <text:p>COM001</text:p>
          </table:table-cell>
          <table:table-cell office:value-type="string">
            <text:p>COM00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0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Luciana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2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2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7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7</text:p>
          </table:table-cell>
          <table:table-cell office:value-type="float" office:value="1.0">
            <text:p>1</text:p>
          </table:table-cell>
          <table:table-cell office:value-type="string">
            <text:p>COM024</text:p>
          </table:table-cell>
          <table:table-cell office:value-type="string">
            <text:p>COM024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Marcelo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0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04</text:p>
          </table:table-cell>
          <table:table-cell office:value-type="float" office:value="1.0">
            <text:p>1</text:p>
          </table:table-cell>
          <table:table-cell office:value-type="string">
            <text:p>COM009</text:p>
          </table:table-cell>
          <table:table-cell office:value-type="float" office:value="1.0">
            <text:p>1</text:p>
          </table:table-cell>
          <table:table-cell office:value-type="string">
            <text:p>COM00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09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04</text:p>
          </table:table-cell>
          <table:table-cell office:value-type="float" office:value="1.0">
            <text:p>1</text:p>
          </table:table-cell>
          <table:table-cell office:value-type="string">
            <text:p>COM004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Marcus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20</text:p>
          </table:table-cell>
          <table:table-cell office:value-type="string">
            <text:p>COM01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4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4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2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20</text:p>
          </table:table-cell>
          <table:table-cell office:value-type="float" office:value="1.0">
            <text:p>1</text:p>
          </table:table-cell>
          <table:table-cell office:value-type="string">
            <text:p>COM014</text:p>
          </table:table-cell>
          <table:table-cell office:value-type="float" office:value="1.0">
            <text:p>1</text:p>
          </table:table-cell>
          <table:table-cell office:value-type="string">
            <text:p>COM038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Maria Lucia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string">
            <text:p>COM023</text:p>
          </table:table-cell>
          <table:table-cell office:value-type="float" office:value="1.0">
            <text:p>1</text:p>
          </table:table-cell>
          <table:table-cell office:value-type="string">
            <text:p>COM02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3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3</text:p>
          </table:table-cell>
          <table:table-cell office:value-type="float" office:value="1.0">
            <text:p>1</text:p>
          </table:table-cell>
          <table:table-cell office:value-type="string">
            <text:p>COM02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28</text:p>
          </table:table-cell>
          <table:table-cell office:value-type="string">
            <text:p>COM036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23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Rafael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0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5</text:p>
          </table:table-cell>
          <table:table-cell office:value-type="string">
            <text:p>COM022</text:p>
          </table:table-cell>
          <table:table-cell office:value-type="float" office:value="1.0">
            <text:p>1</text:p>
          </table:table-cell>
          <table:table-cell office:value-type="string">
            <text:p>COM02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5</text:p>
          </table:table-cell>
          <table:table-cell office:value-type="float" office:value="1.0">
            <text:p>1</text:p>
          </table:table-cell>
          <table:table-cell office:value-type="string">
            <text:p>COM002</text:p>
          </table:table-cell>
          <table:table-cell office:value-type="string">
            <text:p>COM022</text:p>
          </table:table-cell>
          <table:table-cell office:value-type="string">
            <text:p>COM005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2</text:p>
          </table:table-cell>
          <table:table-cell office:value-type="string">
            <text:p>COM00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05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Rick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9</text:p>
          </table:table-cell>
          <table:table-cell office:value-type="float" office:value="1.0">
            <text:p>1</text:p>
          </table:table-cell>
          <table:table-cell office:value-type="string">
            <text:p>COM019</text:p>
          </table:table-cell>
          <table:table-cell office:value-type="float" office:value="1.0">
            <text:p>1</text:p>
          </table:table-cell>
          <table:table-cell office:value-type="string">
            <text:p>COM018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9</text:p>
          </table:table-cell>
          <table:table-cell office:value-type="string">
            <text:p>COM019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18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0</text:p>
          </table:table-cell>
          <table:table-cell office:value-type="string">
            <text:p>COM046</text:p>
          </table:table-cell>
          <table:table-cell office:value-type="string">
            <text:p>COM046</text:p>
          </table:table-cell>
          <table:table-cell office:value-type="string">
            <text:p>COM010</text:p>
          </table:table-cell>
          <table:table-cell office:value-type="string">
            <text:p>COM010</text:p>
          </table:table-cell>
          <table:table-cell office:value-type="string">
            <text:p>COM0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46</text:p>
          </table:table-cell>
          <table:table-cell office:value-type="string">
            <text:p>COM010</text:p>
          </table:table-cell>
          <table:table-cell office:value-type="string">
            <text:p>COM018</text:p>
          </table:table-cell>
          <table:table-cell office:value-type="float" office:value="1.0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46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lessandro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6</text:p>
          </table:table-cell>
          <table:table-cell office:value-type="string">
            <text:p>COM032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2</text:p>
          </table:table-cell>
          <table:table-cell office:value-type="string">
            <text:p>COM032</text:p>
          </table:table-cell>
          <table:table-cell office:value-type="float" office:value="1.0">
            <text:p>1</text:p>
          </table:table-cell>
          <table:table-cell office:value-type="string">
            <text:p>COM02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string">
            <text:p>COM03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6</text:p>
          </table:table-cell>
          <table:table-cell office:value-type="string">
            <text:p>COM026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Inglês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>
            <text:p>COM043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>
            <text:p>COM043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string">
            <text:p>COM043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table:number-columns-repeated="1017"/>
        </table:table-row>
        <table:table-row table:style-name="ro2" table:number-rows-repeated="10484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Periodo" table:style-name="ta3"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row table:style-name="ro2">
          <table:table-cell office:value-type="string">
            <text:p>1º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1</text:p>
          </table:table-cell>
          <table:table-cell office:value-type="string">
            <text:p>COM040</text:p>
          </table:table-cell>
          <table:table-cell office:value-type="string">
            <text:p>COM040</text:p>
          </table:table-cell>
          <table:table-cell office:value-type="float" office:value="3.0">
            <text:p>3</text:p>
          </table:table-cell>
          <table:table-cell office:value-type="string">
            <text:p>COM043</text:p>
          </table:table-cell>
          <table:table-cell office:value-type="string">
            <text:p>MAT00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.0">
            <text:p>2</text:p>
          </table:table-cell>
          <table:table-cell office:value-type="string">
            <text:p>MAT001</text:p>
          </table:table-cell>
          <table:table-cell office:value-type="string">
            <text:p>COM059</text:p>
          </table:table-cell>
          <table:table-cell office:value-type="float" office:value="3.0">
            <text:p>3</text:p>
          </table:table-cell>
          <table:table-cell office:value-type="string">
            <text:p>COM043</text:p>
          </table:table-cell>
          <table:table-cell office:value-type="float" office:value="2.0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7</text:p>
          </table:table-cell>
          <table:table-cell office:value-type="float" office:value="2.0">
            <text:p>2</text:p>
          </table:table-cell>
          <table:table-cell office:value-type="string">
            <text:p>COM040</text:p>
          </table:table-cell>
          <table:table-cell office:value-type="string">
            <text:p>COM059</text:p>
          </table:table-cell>
          <table:table-cell office:value-type="string">
            <text:p>MAT001</text:p>
          </table:table-cell>
          <table:table-cell office:value-type="float" office:value="2.0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7</text:p>
          </table:table-cell>
          <table:table-cell office:value-type="float" office:value="2.0">
            <text:p>2</text:p>
          </table:table-cell>
          <table:table-cell office:value-type="string">
            <text:p>COM059</text:p>
          </table:table-cell>
          <table:table-cell office:value-type="string">
            <text:p>COM059</text:p>
          </table:table-cell>
          <table:table-cell office:value-type="string">
            <text:p>COM043</text:p>
          </table:table-cell>
          <table:table-cell office:value-type="float" office:value="2.0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string">
            <text:p>MAT001</text:p>
          </table:table-cell>
          <table:table-cell office:value-type="string">
            <text:p>COM040</text:p>
          </table:table-cell>
          <table:table-cell office:value-type="string">
            <text:p>MAT007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2º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2</text:p>
          </table:table-cell>
          <table:table-cell office:value-type="string">
            <text:p>COM001</text:p>
          </table:table-cell>
          <table:table-cell office:value-type="string">
            <text:p>COM060</text:p>
          </table:table-cell>
          <table:table-cell office:value-type="string">
            <text:p>COM001</text:p>
          </table:table-cell>
          <table:table-cell office:value-type="string">
            <text:p>MAT003</text:p>
          </table:table-cell>
          <table:table-cell office:value-type="string">
            <text:p>COM00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3</text:p>
          </table:table-cell>
          <table:table-cell office:value-type="string">
            <text:p>COM003</text:p>
          </table:table-cell>
          <table:table-cell office:value-type="string">
            <text:p>COM003</text:p>
          </table:table-cell>
          <table:table-cell office:value-type="string">
            <text:p>MAT003</text:p>
          </table:table-cell>
          <table:table-cell office:value-type="string">
            <text:p>COM003</text:p>
          </table:table-cell>
          <table:table-cell office:value-type="float" office:value="4.0">
            <text:p>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1</text:p>
          </table:table-cell>
          <table:table-cell office:value-type="float" office:value="4.0">
            <text:p>4</text:p>
          </table:table-cell>
          <table:table-cell office:value-type="string">
            <text:p>COM060</text:p>
          </table:table-cell>
          <table:table-cell office:value-type="string">
            <text:p>MAT006</text:p>
          </table:table-cell>
          <table:table-cell office:value-type="float" office:value="4.0">
            <text:p>4</text:p>
          </table:table-cell>
          <table:table-cell office:value-type="float" office:value="4.0">
            <text:p>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3</text:p>
          </table:table-cell>
          <table:table-cell office:value-type="float" office:value="4.0">
            <text:p>4</text:p>
          </table:table-cell>
          <table:table-cell office:value-type="string">
            <text:p>COM002</text:p>
          </table:table-cell>
          <table:table-cell office:value-type="string">
            <text:p>MAT006</text:p>
          </table:table-cell>
          <table:table-cell office:value-type="string">
            <text:p>COM001</text:p>
          </table:table-cell>
          <table:table-cell office:value-type="string">
            <text:p>MAT003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T006</text:p>
          </table:table-cell>
          <table:table-cell office:value-type="string">
            <text:p>COM002</text:p>
          </table:table-cell>
          <table:table-cell office:value-type="string">
            <text:p>COM060</text:p>
          </table:table-cell>
          <table:table-cell office:value-type="string">
            <text:p>COM001</text:p>
          </table:table-cell>
          <table:table-cell office:value-type="string">
            <text:p>MAT006</text:p>
          </table:table-cell>
          <table:table-cell office:value-type="float" office:value="4.0">
            <text:p>4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3º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6</text:p>
          </table:table-cell>
          <table:table-cell office:value-type="string">
            <text:p>MAT002</text:p>
          </table:table-cell>
          <table:table-cell office:value-type="string">
            <text:p>MAT002</text:p>
          </table:table-cell>
          <table:table-cell office:value-type="string">
            <text:p>COM008</text:p>
          </table:table-cell>
          <table:table-cell office:value-type="float" office:value="6.0">
            <text:p>6</text:p>
          </table:table-cell>
          <table:table-cell office:value-type="string">
            <text:p>COM007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8</text:p>
          </table:table-cell>
          <table:table-cell office:value-type="string">
            <text:p>COM004</text:p>
          </table:table-cell>
          <table:table-cell office:value-type="float" office:value="6.0">
            <text:p>6</text:p>
          </table:table-cell>
          <table:table-cell office:value-type="string">
            <text:p>COM008</text:p>
          </table:table-cell>
          <table:table-cell office:value-type="string">
            <text:p>MAT002</text:p>
          </table:table-cell>
          <table:table-cell office:value-type="string">
            <text:p>COM00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5</text:p>
          </table:table-cell>
          <table:table-cell office:value-type="string">
            <text:p>COM007</text:p>
          </table:table-cell>
          <table:table-cell office:value-type="string">
            <text:p>COM008</text:p>
          </table:table-cell>
          <table:table-cell office:value-type="float" office:value="6.0">
            <text:p>6</text:p>
          </table:table-cell>
          <table:table-cell office:value-type="string">
            <text:p>COM006</text:p>
          </table:table-cell>
          <table:table-cell office:value-type="float" office:value="6.0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5</text:p>
          </table:table-cell>
          <table:table-cell office:value-type="string">
            <text:p>COM007</text:p>
          </table:table-cell>
          <table:table-cell office:value-type="float" office:value="6.0">
            <text:p>6</text:p>
          </table:table-cell>
          <table:table-cell office:value-type="string">
            <text:p>COM006</text:p>
          </table:table-cell>
          <table:table-cell office:value-type="string">
            <text:p>COM005</text:p>
          </table:table-cell>
          <table:table-cell office:value-type="string">
            <text:p>COM006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7</text:p>
          </table:table-cell>
          <table:table-cell office:value-type="float" office:value="6.0">
            <text:p>6</text:p>
          </table:table-cell>
          <table:table-cell office:value-type="string">
            <text:p>MAT002</text:p>
          </table:table-cell>
          <table:table-cell office:value-type="string">
            <text:p>COM004</text:p>
          </table:table-cell>
          <table:table-cell office:value-type="string">
            <text:p>COM005</text:p>
          </table:table-cell>
          <table:table-cell office:value-type="string">
            <text:p>COM004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4º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.0">
            <text:p>5</text:p>
          </table:table-cell>
          <table:table-cell office:value-type="string">
            <text:p>COM009</text:p>
          </table:table-cell>
          <table:table-cell office:value-type="float" office:value="5.0">
            <text:p>5</text:p>
          </table:table-cell>
          <table:table-cell office:value-type="string">
            <text:p>COM011</text:p>
          </table:table-cell>
          <table:table-cell office:value-type="string">
            <text:p>COM012</text:p>
          </table:table-cell>
          <table:table-cell office:value-type="string">
            <text:p>COM01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3</text:p>
          </table:table-cell>
          <table:table-cell office:value-type="string">
            <text:p>COM013</text:p>
          </table:table-cell>
          <table:table-cell office:value-type="float" office:value="5.0">
            <text:p>5</text:p>
          </table:table-cell>
          <table:table-cell office:value-type="string">
            <text:p>COM009</text:p>
          </table:table-cell>
          <table:table-cell office:value-type="string">
            <text:p>COM011</text:p>
          </table:table-cell>
          <table:table-cell office:value-type="string">
            <text:p>MAT00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0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string">
            <text:p>COM010</text:p>
          </table:table-cell>
          <table:table-cell office:value-type="string">
            <text:p>COM010</text:p>
          </table:table-cell>
          <table:table-cell office:value-type="string">
            <text:p>COM009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09</text:p>
          </table:table-cell>
          <table:table-cell office:value-type="float" office:value="5.0">
            <text:p>5</text:p>
          </table:table-cell>
          <table:table-cell office:value-type="string">
            <text:p>MAT004</text:p>
          </table:table-cell>
          <table:table-cell office:value-type="string">
            <text:p>COM010</text:p>
          </table:table-cell>
          <table:table-cell office:value-type="string">
            <text:p>MAT004</text:p>
          </table:table-cell>
          <table:table-cell office:value-type="string">
            <text:p>COM01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.0">
            <text:p>5</text:p>
          </table:table-cell>
          <table:table-cell office:value-type="string">
            <text:p>MAT004</text:p>
          </table:table-cell>
          <table:table-cell office:value-type="float" office:value="5.0">
            <text:p>5</text:p>
          </table:table-cell>
          <table:table-cell office:value-type="string">
            <text:p>COM011</text:p>
          </table:table-cell>
          <table:table-cell office:value-type="float" office:value="5.0">
            <text:p>5</text:p>
          </table:table-cell>
          <table:table-cell office:value-type="string">
            <text:p>COM012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5º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9</text:p>
          </table:table-cell>
          <table:table-cell office:value-type="string">
            <text:p>COM016</text:p>
          </table:table-cell>
          <table:table-cell office:value-type="string">
            <text:p>COM019</text:p>
          </table:table-cell>
          <table:table-cell office:value-type="float" office:value="5.0">
            <text:p>5</text:p>
          </table:table-cell>
          <table:table-cell office:value-type="string">
            <text:p>COM018</text:p>
          </table:table-cell>
          <table:table-cell office:value-type="string">
            <text:p>COM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9</text:p>
          </table:table-cell>
          <table:table-cell office:value-type="string">
            <text:p>COM019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string">
            <text:p>COM014</text:p>
          </table:table-cell>
          <table:table-cell office:value-type="string">
            <text:p>COM018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7</text:p>
          </table:table-cell>
          <table:table-cell office:value-type="string">
            <text:p>COM015</text:p>
          </table:table-cell>
          <table:table-cell office:value-type="string">
            <text:p>COM015</text:p>
          </table:table-cell>
          <table:table-cell office:value-type="string">
            <text:p>COM017</text:p>
          </table:table-cell>
          <table:table-cell office:value-type="string">
            <text:p>COM014</text:p>
          </table:table-cell>
          <table:table-cell office:value-type="string">
            <text:p>COM018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5</text:p>
          </table:table-cell>
          <table:table-cell office:value-type="string">
            <text:p>COM015</text:p>
          </table:table-cell>
          <table:table-cell office:value-type="float" office:value="5.0">
            <text:p>5</text:p>
          </table:table-cell>
          <table:table-cell office:value-type="string">
            <text:p>COM017</text:p>
          </table:table-cell>
          <table:table-cell office:value-type="string">
            <text:p>COM018</text:p>
          </table:table-cell>
          <table:table-cell office:value-type="string">
            <text:p>COM016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17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office:value-type="string">
            <text:p>COM014</text:p>
          </table:table-cell>
          <table:table-cell office:value-type="string">
            <text:p>COM016</text:p>
          </table:table-cell>
          <table:table-cell office:value-type="string">
            <text:p>COM016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6º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0</text:p>
          </table:table-cell>
          <table:table-cell office:value-type="string">
            <text:p>COM023</text:p>
          </table:table-cell>
          <table:table-cell office:value-type="float" office:value="6.0">
            <text:p>6</text:p>
          </table:table-cell>
          <table:table-cell office:value-type="string">
            <text:p>COM025</text:p>
          </table:table-cell>
          <table:table-cell office:value-type="string">
            <text:p>COM020</text:p>
          </table:table-cell>
          <table:table-cell office:value-type="float" office:value="5.0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3</text:p>
          </table:table-cell>
          <table:table-cell office:value-type="string">
            <text:p>COM024</text:p>
          </table:table-cell>
          <table:table-cell office:value-type="string">
            <text:p>COM021</text:p>
          </table:table-cell>
          <table:table-cell office:value-type="string">
            <text:p>COM025</text:p>
          </table:table-cell>
          <table:table-cell office:value-type="float" office:value="5.0">
            <text:p>5</text:p>
          </table:table-cell>
          <table:table-cell office:value-type="string">
            <text:p>COM02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3</text:p>
          </table:table-cell>
          <table:table-cell office:value-type="string">
            <text:p>COM022</text:p>
          </table:table-cell>
          <table:table-cell office:value-type="float" office:value="6.0">
            <text:p>6</text:p>
          </table:table-cell>
          <table:table-cell office:value-type="string">
            <text:p>COM022</text:p>
          </table:table-cell>
          <table:table-cell office:value-type="float" office:value="5.0">
            <text:p>5</text:p>
          </table:table-cell>
          <table:table-cell office:value-type="string">
            <text:p>COM02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.0">
            <text:p>5</text:p>
          </table:table-cell>
          <table:table-cell office:value-type="string">
            <text:p>COM020</text:p>
          </table:table-cell>
          <table:table-cell office:value-type="string">
            <text:p>COM021</text:p>
          </table:table-cell>
          <table:table-cell office:value-type="string">
            <text:p>COM022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2</text:p>
          </table:table-cell>
          <table:table-cell office:value-type="string">
            <text:p>COM020</text:p>
          </table:table-cell>
          <table:table-cell office:value-type="string">
            <text:p>COM024</text:p>
          </table:table-cell>
          <table:table-cell office:value-type="string">
            <text:p>COM024</text:p>
          </table:table-cell>
          <table:table-cell office:value-type="string">
            <text:p>COM023</text:p>
          </table:table-cell>
          <table:table-cell office:value-type="string">
            <text:p>COM02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7º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6</text:p>
          </table:table-cell>
          <table:table-cell office:value-type="string">
            <text:p>COM027</text:p>
          </table:table-cell>
          <table:table-cell office:value-type="float" office:value="6.0">
            <text:p>6</text:p>
          </table:table-cell>
          <table:table-cell office:value-type="string">
            <text:p>COM028</text:p>
          </table:table-cell>
          <table:table-cell office:value-type="string">
            <text:p>COM045</text:p>
          </table:table-cell>
          <table:table-cell office:value-type="string">
            <text:p>COM027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9</text:p>
          </table:table-cell>
          <table:table-cell office:value-type="string">
            <text:p>COM045</text:p>
          </table:table-cell>
          <table:table-cell office:value-type="string">
            <text:p>COM030</text:p>
          </table:table-cell>
          <table:table-cell office:value-type="string">
            <text:p>COM026</text:p>
          </table:table-cell>
          <table:table-cell office:value-type="float" office:value="5.0">
            <text:p>5</text:p>
          </table:table-cell>
          <table:table-cell office:value-type="string">
            <text:p>COM027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9</text:p>
          </table:table-cell>
          <table:table-cell office:value-type="float" office:value="6.0">
            <text:p>6</text:p>
          </table:table-cell>
          <table:table-cell office:value-type="string">
            <text:p>COM028</text:p>
          </table:table-cell>
          <table:table-cell office:value-type="string">
            <text:p>COM045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26</text:p>
          </table:table-cell>
          <table:table-cell office:value-type="string">
            <text:p>COM026</text:p>
          </table:table-cell>
          <table:table-cell office:value-type="string">
            <text:p>COM030</text:p>
          </table:table-cell>
          <table:table-cell office:value-type="string">
            <text:p>COM028</text:p>
          </table:table-cell>
          <table:table-cell office:value-type="float" office:value="5.0">
            <text:p>5</text:p>
          </table:table-cell>
          <table:table-cell office:value-type="string">
            <text:p>COM045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0</text:p>
          </table:table-cell>
          <table:table-cell office:value-type="string">
            <text:p>COM027</text:p>
          </table:table-cell>
          <table:table-cell office:value-type="float" office:value="6.0">
            <text:p>6</text:p>
          </table:table-cell>
          <table:table-cell office:value-type="float" office:value="6.0">
            <text:p>6</text:p>
          </table:table-cell>
          <table:table-cell office:value-type="float" office:value="5.0">
            <text:p>5</text:p>
          </table:table-cell>
          <table:table-cell office:value-type="string">
            <text:p>COM029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8º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4</text:p>
          </table:table-cell>
          <table:table-cell office:value-type="string">
            <text:p>COM032</text:p>
          </table:table-cell>
          <table:table-cell office:value-type="float" office:value="6.0">
            <text:p>6</text:p>
          </table:table-cell>
          <table:table-cell office:value-type="float" office:value="6.0">
            <text:p>6</text:p>
          </table:table-cell>
          <table:table-cell office:value-type="float" office:value="5.0">
            <text:p>5</text:p>
          </table:table-cell>
          <table:table-cell office:value-type="float" office:value="5.0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2</text:p>
          </table:table-cell>
          <table:table-cell office:value-type="string">
            <text:p>COM032</text:p>
          </table:table-cell>
          <table:table-cell office:value-type="float" office:value="6.0">
            <text:p>6</text:p>
          </table:table-cell>
          <table:table-cell office:value-type="string">
            <text:p>COM033</text:p>
          </table:table-cell>
          <table:table-cell office:value-type="string">
            <text:p>COM034</text:p>
          </table:table-cell>
          <table:table-cell office:value-type="float" office:value="5.0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3</text:p>
          </table:table-cell>
          <table:table-cell office:value-type="string">
            <text:p>COM046</text:p>
          </table:table-cell>
          <table:table-cell office:value-type="string">
            <text:p>COM046</text:p>
          </table:table-cell>
          <table:table-cell office:value-type="string">
            <text:p>COM032</text:p>
          </table:table-cell>
          <table:table-cell office:value-type="string">
            <text:p>COM035</text:p>
          </table:table-cell>
          <table:table-cell office:value-type="float" office:value="5.0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3</text:p>
          </table:table-cell>
          <table:table-cell office:value-type="string">
            <text:p>COM035</text:p>
          </table:table-cell>
          <table:table-cell office:value-type="string">
            <text:p>COM046</text:p>
          </table:table-cell>
          <table:table-cell office:value-type="float" office:value="6.0">
            <text:p>6</text:p>
          </table:table-cell>
          <table:table-cell office:value-type="string">
            <text:p>COM036</text:p>
          </table:table-cell>
          <table:table-cell office:value-type="float" office:value="5.0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5</text:p>
          </table:table-cell>
          <table:table-cell office:value-type="string">
            <text:p>COM034</text:p>
          </table:table-cell>
          <table:table-cell office:value-type="string">
            <text:p>COM033</text:p>
          </table:table-cell>
          <table:table-cell office:value-type="string">
            <text:p>COM034</text:p>
          </table:table-cell>
          <table:table-cell office:value-type="float" office:value="5.0">
            <text:p>5</text:p>
          </table:table-cell>
          <table:table-cell office:value-type="string">
            <text:p>COM046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9º</text:p>
          </table:table-cell>
          <table:table-cell office:value-type="string">
            <text:p>SEG</text:p>
          </table:table-cell>
          <table:table-cell office:value-type="string">
            <text:p>TER</text:p>
          </table:table-cell>
          <table:table-cell office:value-type="string">
            <text:p>QUAR</text:p>
          </table:table-cell>
          <table:table-cell office:value-type="string">
            <text:p>QUI</text:p>
          </table:table-cell>
          <table:table-cell office:value-type="string">
            <text:p>SEXT</text:p>
          </table:table-cell>
          <table:table-cell office:value-type="string">
            <text:p>SAB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039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float" office:value="2.0">
            <text:p>2</text:p>
          </table:table-cell>
          <table:table-cell office:value-type="string">
            <text:p>COM038</text:p>
          </table:table-cell>
          <table:table-cell table:number-columns-repeated="1017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Disciplinas.A1:Disciplinas.E5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  <style:table-cell-properties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  <style:page-layout style:name="Mpm5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11:10:22.77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jOpenDocument/1.4rc2</meta:generator>
    <meta:creation-date>2017-08-15T16:33:59Z</meta:creation-date>
    <dc:date>2018-12-19T11:11:11.478000000</dc:date>
    <meta:editing-cycles>38</meta:editing-cycles>
    <meta:editing-duration>PT4H8M49S</meta:editing-duration>
  </office:meta>
</office:document-meta>
</file>